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3.926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.988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34cm" fo:min-width="1.987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271cm"/>
    </style:style>
    <style:style style:name="gr7" style:family="graphic" style:parent-style-name="standard">
      <style:graphic-properties draw:stroke="none" svg:stroke-color="#000000" draw:fill="none" draw:fill-color="#ffffff" fo:min-height="0.531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7.878cm" fo:min-width="15.88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478cm" svg:height="1.651cm" svg:x="4.048cm" svg:y="2.27cm">
          <text:p text:style-name="P1">Спільна пам’ять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651cm" svg:x="4.048cm" svg:y="4.9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778cm" svg:x="4.048cm" svg:y="7.604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3.77cm" svg:height="0.886cm" svg:x="3.507cm" svg:y="9.455cm">
          <draw:text-box>
            <text:p>A, C, e, MR</text:p>
          </draw:text-box>
        </draw:frame>
        <draw:line draw:style-name="gr5" draw:text-style-name="P3" draw:layer="layout" svg:x1="5.318cm" svg:y1="3.921cm" svg:x2="5.318cm" svg:y2="4.937cm">
          <text:p/>
        </draw:line>
        <draw:line draw:style-name="gr5" draw:text-style-name="P3" draw:layer="layout" svg:x1="5.318cm" svg:y1="6.588cm" svg:x2="5.318cm" svg:y2="7.604cm">
          <text:p/>
        </draw:line>
        <draw:frame draw:style-name="gr6" draw:text-style-name="P4" draw:layer="layout" svg:width="2.313cm" svg:height="1.521cm" svg:x="4.302cm" svg:y="8.339cm">
          <draw:text-box>
            <text:p>ПВВ1</text:p>
          </draw:text-box>
        </draw:frame>
        <draw:custom-shape draw:style-name="gr2" draw:text-style-name="P2" draw:layer="layout" svg:width="2.54cm" svg:height="1.651cm" svg:x="7.477cm" svg:y="4.937cm">
          <text:p text:style-name="P1">2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18cm" svg:y1="3.921cm" svg:x2="8.718cm" svg:y2="4.937cm">
          <text:p/>
        </draw:line>
        <draw:frame draw:style-name="gr7" draw:text-style-name="P6" draw:layer="layout" svg:width="2.186cm" svg:height="0.781cm" svg:x="11.941cm" svg:y="5.418cm">
          <draw:text-box>
            <text:p text:style-name="P5"><text:span text:style-name="T1">● <text:s text:c="2"/>● </text:span><text:span text:style-name="T1"><text:s text:c="2"/>●</text:span></text:p>
          </draw:text-box>
        </draw:frame>
        <draw:custom-shape draw:style-name="gr2" draw:text-style-name="P2" draw:layer="layout" svg:width="2.54cm" svg:height="1.651cm" svg:x="15.986cm" svg:y="4.937cm">
          <text:p text:style-name="P1">P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318cm" svg:y1="3.921cm" svg:x2="17.318cm" svg:y2="4.937cm">
          <text:p/>
        </draw:line>
        <draw:custom-shape draw:style-name="gr3" draw:text-style-name="P3" draw:layer="layout" svg:width="2.54cm" svg:height="1.778cm" svg:x="15.935cm" svg:y="7.591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4.431cm" svg:height="0.886cm" svg:x="15.094cm" svg:y="9.442cm">
          <draw:text-box>
            <text:p>B, S, X, MT, Z</text:p>
          </draw:text-box>
        </draw:frame>
        <draw:line draw:style-name="gr5" draw:text-style-name="P3" draw:layer="layout" svg:x1="17.205cm" svg:y1="6.575cm" svg:x2="17.205cm" svg:y2="7.591cm">
          <text:p/>
        </draw:line>
        <draw:frame draw:style-name="gr6" draw:text-style-name="P4" draw:layer="layout" svg:width="2.313cm" svg:height="1.521cm" svg:x="16.189cm" svg:y="8.326cm">
          <draw:text-box>
            <text:p>ПВВ2</text:p>
          </draw:text-box>
        </draw:frame>
        <draw:custom-shape draw:style-name="gr8" draw:text-style-name="P3" draw:layer="layout" svg:width="16.383cm" svg:height="8.128cm" svg:x="3.413cm" svg:y="2.1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3-17T12:38:13.427508320</dc:date>
    <meta:editing-duration>PT3H21M56S</meta:editing-duration>
    <meta:editing-cycles>8</meta:editing-cycles>
    <meta:generator>LibreOffice/5.4.5.1$Linux_X86_64 LibreOffice_project/40m0$Build-1</meta:generator>
    <meta:document-statistic meta:object-count="17"/>
  </office:meta>
</office:document-meta>
</file>